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text>
      <text:p> </text:p>
      <text:p> </text:p>
      <table:table>
        <table:table-column table:number-columns-repeated="1"/>
        <table:table-row>
          <table:table-cell office:value-type="string">
            <text:p>DEMANDE DE RAPPEL SUR HEURES SUPPLEMENTAIRES</text:p>
          </table:table-cell>
        </table:table-row>
      </table:table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anvie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où elles s'achèvent </text:p>
          </table:table-cell>
          <table:table-cell office:value-type="string">
            <text:p/>
          </table:table-cell>
        </table:table-row>
      </table:table>
      <text:p> </text:p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HEURES EFFECTUEES</text:p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num semaine</text:p>
          </table:table-cell>
          <table:table-cell office:value-type="string">
            <text:p>bornes</text:p>
          </table:table-cell>
          <table:table-cell office:value-type="string">
            <text:p>total hebdo</text:p>
          </table:table-cell>
          <table:table-cell office:value-type="string">
            <text:p>39-43h</text:p>
          </table:table-cell>
          <table:table-cell office:value-type="string">
            <text:p>43-48h</text:p>
          </table:table-cell>
          <table:table-cell office:value-type="string">
            <text:p>&gt;48</text:p>
          </table:table-cell>
        </table:table-row>
      </table:table>
      <table:table>
        <table:table-column table:number-columns-repeated="6"/>
        <table:table-row>
          <table:table-cell office:value-type="string">
            <text:p>W53</text:p>
          </table:table-cell>
          <table:table-cell office:value-type="string">
            <text:p>du lundi 28 décembre 2009 0h au lundi 4 janvier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1</text:p>
          </table:table-cell>
          <table:table-cell office:value-type="string">
            <text:p>du lundi 4 janvier 2010 0h au lundi 11 janvier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2</text:p>
          </table:table-cell>
          <table:table-cell office:value-type="string">
            <text:p>du lundi 11 janvier 2010 0h au lundi 18 janvier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3</text:p>
          </table:table-cell>
          <table:table-cell office:value-type="string">
            <text:p>du lundi 18 janvier 2010 0h au lundi 25 janvier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4</text:p>
          </table:table-cell>
          <table:table-cell office:value-type="string">
            <text:p>du lundi 25 janvier 2010 0h au lundi 1 février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évrie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où elles s'achèvent </text:p>
          </table:table-cell>
          <table:table-cell office:value-type="string">
            <text:p/>
          </table:table-cell>
        </table:table-row>
      </table:table>
      <text:p> </text:p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HEURES EFFECTUEES</text:p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num semaine</text:p>
          </table:table-cell>
          <table:table-cell office:value-type="string">
            <text:p>bornes</text:p>
          </table:table-cell>
          <table:table-cell office:value-type="string">
            <text:p>total hebdo</text:p>
          </table:table-cell>
          <table:table-cell office:value-type="string">
            <text:p>39-43h</text:p>
          </table:table-cell>
          <table:table-cell office:value-type="string">
            <text:p>43-48h</text:p>
          </table:table-cell>
          <table:table-cell office:value-type="string">
            <text:p>&gt;48</text:p>
          </table:table-cell>
        </table:table-row>
      </table:table>
      <table:table>
        <table:table-column table:number-columns-repeated="6"/>
        <table:table-row>
          <table:table-cell office:value-type="string">
            <text:p>W5</text:p>
          </table:table-cell>
          <table:table-cell office:value-type="string">
            <text:p>du lundi 1 février 2010 0h au lundi 8 février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6</text:p>
          </table:table-cell>
          <table:table-cell office:value-type="string">
            <text:p>du lundi 8 février 2010 0h au lundi 15 février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7</text:p>
          </table:table-cell>
          <table:table-cell office:value-type="string">
            <text:p>du lundi 15 février 2010 0h au lundi 22 février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8</text:p>
          </table:table-cell>
          <table:table-cell office:value-type="string">
            <text:p>du lundi 22 février 2010 0h au lundi 1 mars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r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où elles s'achèvent </text:p>
          </table:table-cell>
          <table:table-cell office:value-type="string">
            <text:p/>
          </table:table-cell>
        </table:table-row>
      </table:table>
      <text:p> </text:p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HEURES EFFECTUEES</text:p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num semaine</text:p>
          </table:table-cell>
          <table:table-cell office:value-type="string">
            <text:p>bornes</text:p>
          </table:table-cell>
          <table:table-cell office:value-type="string">
            <text:p>total hebdo</text:p>
          </table:table-cell>
          <table:table-cell office:value-type="string">
            <text:p>39-43h</text:p>
          </table:table-cell>
          <table:table-cell office:value-type="string">
            <text:p>43-48h</text:p>
          </table:table-cell>
          <table:table-cell office:value-type="string">
            <text:p>&gt;48</text:p>
          </table:table-cell>
        </table:table-row>
      </table:table>
      <table:table>
        <table:table-column table:number-columns-repeated="6"/>
        <table:table-row>
          <table:table-cell office:value-type="string">
            <text:p>W9</text:p>
          </table:table-cell>
          <table:table-cell office:value-type="string">
            <text:p>du lundi 1 mars 2010 0h au lundi 8 mars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10</text:p>
          </table:table-cell>
          <table:table-cell office:value-type="string">
            <text:p>du lundi 8 mars 2010 0h au lundi 15 mars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11</text:p>
          </table:table-cell>
          <table:table-cell office:value-type="string">
            <text:p>du lundi 15 mars 2010 0h au lundi 22 mars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12</text:p>
          </table:table-cell>
          <table:table-cell office:value-type="string">
            <text:p>du lundi 22 mars 2010 0h au lundi 29 mars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vril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où elles s'achèvent </text:p>
          </table:table-cell>
          <table:table-cell office:value-type="string">
            <text:p/>
          </table:table-cell>
        </table:table-row>
      </table:table>
      <text:p> </text:p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HEURES EFFECTUEES</text:p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num semaine</text:p>
          </table:table-cell>
          <table:table-cell office:value-type="string">
            <text:p>bornes</text:p>
          </table:table-cell>
          <table:table-cell office:value-type="string">
            <text:p>total hebdo</text:p>
          </table:table-cell>
          <table:table-cell office:value-type="string">
            <text:p>39-43h</text:p>
          </table:table-cell>
          <table:table-cell office:value-type="string">
            <text:p>43-48h</text:p>
          </table:table-cell>
          <table:table-cell office:value-type="string">
            <text:p>&gt;48</text:p>
          </table:table-cell>
        </table:table-row>
      </table:table>
      <table:table>
        <table:table-column table:number-columns-repeated="6"/>
        <table:table-row>
          <table:table-cell office:value-type="string">
            <text:p>W13</text:p>
          </table:table-cell>
          <table:table-cell office:value-type="string">
            <text:p>du lundi 29 mars 2010 0h au lundi 5 avril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14</text:p>
          </table:table-cell>
          <table:table-cell office:value-type="string">
            <text:p>du lundi 5 avril 2010 0h au lundi 12 avril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15</text:p>
          </table:table-cell>
          <table:table-cell office:value-type="string">
            <text:p>du lundi 12 avril 2010 0h au lundi 19 avril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16</text:p>
          </table:table-cell>
          <table:table-cell office:value-type="string">
            <text:p>du lundi 19 avril 2010 0h au lundi 26 avril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i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où elles s'achèvent </text:p>
          </table:table-cell>
          <table:table-cell office:value-type="string">
            <text:p/>
          </table:table-cell>
        </table:table-row>
      </table:table>
      <text:p> </text:p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HEURES EFFECTUEES</text:p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num semaine</text:p>
          </table:table-cell>
          <table:table-cell office:value-type="string">
            <text:p>bornes</text:p>
          </table:table-cell>
          <table:table-cell office:value-type="string">
            <text:p>total hebdo</text:p>
          </table:table-cell>
          <table:table-cell office:value-type="string">
            <text:p>39-43h</text:p>
          </table:table-cell>
          <table:table-cell office:value-type="string">
            <text:p>43-48h</text:p>
          </table:table-cell>
          <table:table-cell office:value-type="string">
            <text:p>&gt;48</text:p>
          </table:table-cell>
        </table:table-row>
      </table:table>
      <table:table>
        <table:table-column table:number-columns-repeated="6"/>
        <table:table-row>
          <table:table-cell office:value-type="string">
            <text:p>W17</text:p>
          </table:table-cell>
          <table:table-cell office:value-type="string">
            <text:p>du lundi 26 avril 2010 0h au lundi 3 mai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18</text:p>
          </table:table-cell>
          <table:table-cell office:value-type="string">
            <text:p>du lundi 3 mai 2010 0h au lundi 10 mai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19</text:p>
          </table:table-cell>
          <table:table-cell office:value-type="string">
            <text:p>du lundi 10 mai 2010 0h au lundi 17 mai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20</text:p>
          </table:table-cell>
          <table:table-cell office:value-type="string">
            <text:p>du lundi 17 mai 2010 0h au lundi 24 mai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21</text:p>
          </table:table-cell>
          <table:table-cell office:value-type="string">
            <text:p>du lundi 24 mai 2010 0h au lundi 31 mai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in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où elles s'achèvent </text:p>
          </table:table-cell>
          <table:table-cell office:value-type="string">
            <text:p/>
          </table:table-cell>
        </table:table-row>
      </table:table>
      <text:p> </text:p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HEURES EFFECTUEES</text:p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num semaine</text:p>
          </table:table-cell>
          <table:table-cell office:value-type="string">
            <text:p>bornes</text:p>
          </table:table-cell>
          <table:table-cell office:value-type="string">
            <text:p>total hebdo</text:p>
          </table:table-cell>
          <table:table-cell office:value-type="string">
            <text:p>39-43h</text:p>
          </table:table-cell>
          <table:table-cell office:value-type="string">
            <text:p>43-48h</text:p>
          </table:table-cell>
          <table:table-cell office:value-type="string">
            <text:p>&gt;48</text:p>
          </table:table-cell>
        </table:table-row>
      </table:table>
      <table:table>
        <table:table-column table:number-columns-repeated="6"/>
        <table:table-row>
          <table:table-cell office:value-type="string">
            <text:p>W22</text:p>
          </table:table-cell>
          <table:table-cell office:value-type="string">
            <text:p>du lundi 31 mai 2010 0h au lundi 7 juin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23</text:p>
          </table:table-cell>
          <table:table-cell office:value-type="string">
            <text:p>du lundi 7 juin 2010 0h au lundi 14 juin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24</text:p>
          </table:table-cell>
          <table:table-cell office:value-type="string">
            <text:p>du lundi 14 juin 2010 0h au lundi 21 juin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25</text:p>
          </table:table-cell>
          <table:table-cell office:value-type="string">
            <text:p>du lundi 21 juin 2010 0h au lundi 28 juin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illet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où elles s'achèvent </text:p>
          </table:table-cell>
          <table:table-cell office:value-type="string">
            <text:p/>
          </table:table-cell>
        </table:table-row>
      </table:table>
      <text:p> </text:p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HEURES EFFECTUEES</text:p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num semaine</text:p>
          </table:table-cell>
          <table:table-cell office:value-type="string">
            <text:p>bornes</text:p>
          </table:table-cell>
          <table:table-cell office:value-type="string">
            <text:p>total hebdo</text:p>
          </table:table-cell>
          <table:table-cell office:value-type="string">
            <text:p>39-43h</text:p>
          </table:table-cell>
          <table:table-cell office:value-type="string">
            <text:p>43-48h</text:p>
          </table:table-cell>
          <table:table-cell office:value-type="string">
            <text:p>&gt;48</text:p>
          </table:table-cell>
        </table:table-row>
      </table:table>
      <table:table>
        <table:table-column table:number-columns-repeated="6"/>
        <table:table-row>
          <table:table-cell office:value-type="string">
            <text:p>W26</text:p>
          </table:table-cell>
          <table:table-cell office:value-type="string">
            <text:p>du lundi 28 juin 2010 0h au lundi 5 juillet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27</text:p>
          </table:table-cell>
          <table:table-cell office:value-type="string">
            <text:p>du lundi 5 juillet 2010 0h au lundi 12 juillet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28</text:p>
          </table:table-cell>
          <table:table-cell office:value-type="string">
            <text:p>du lundi 12 juillet 2010 0h au lundi 19 juillet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29</text:p>
          </table:table-cell>
          <table:table-cell office:value-type="string">
            <text:p>du lundi 19 juillet 2010 0h au lundi 26 juillet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oût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où elles s'achèvent </text:p>
          </table:table-cell>
          <table:table-cell office:value-type="string">
            <text:p/>
          </table:table-cell>
        </table:table-row>
      </table:table>
      <text:p> </text:p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HEURES EFFECTUEES</text:p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num semaine</text:p>
          </table:table-cell>
          <table:table-cell office:value-type="string">
            <text:p>bornes</text:p>
          </table:table-cell>
          <table:table-cell office:value-type="string">
            <text:p>total hebdo</text:p>
          </table:table-cell>
          <table:table-cell office:value-type="string">
            <text:p>39-43h</text:p>
          </table:table-cell>
          <table:table-cell office:value-type="string">
            <text:p>43-48h</text:p>
          </table:table-cell>
          <table:table-cell office:value-type="string">
            <text:p>&gt;48</text:p>
          </table:table-cell>
        </table:table-row>
      </table:table>
      <table:table>
        <table:table-column table:number-columns-repeated="6"/>
        <table:table-row>
          <table:table-cell office:value-type="string">
            <text:p>W30</text:p>
          </table:table-cell>
          <table:table-cell office:value-type="string">
            <text:p>du lundi 26 juillet 2010 0h au lundi 2 août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31</text:p>
          </table:table-cell>
          <table:table-cell office:value-type="string">
            <text:p>du lundi 2 août 2010 0h au lundi 9 août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32</text:p>
          </table:table-cell>
          <table:table-cell office:value-type="string">
            <text:p>du lundi 9 août 2010 0h au lundi 16 août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33</text:p>
          </table:table-cell>
          <table:table-cell office:value-type="string">
            <text:p>du lundi 16 août 2010 0h au lundi 23 août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34</text:p>
          </table:table-cell>
          <table:table-cell office:value-type="string">
            <text:p>du lundi 23 août 2010 0h au lundi 30 août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ptembr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où elles s'achèvent </text:p>
          </table:table-cell>
          <table:table-cell office:value-type="string">
            <text:p/>
          </table:table-cell>
        </table:table-row>
      </table:table>
      <text:p> </text:p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HEURES EFFECTUEES</text:p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num semaine</text:p>
          </table:table-cell>
          <table:table-cell office:value-type="string">
            <text:p>bornes</text:p>
          </table:table-cell>
          <table:table-cell office:value-type="string">
            <text:p>total hebdo</text:p>
          </table:table-cell>
          <table:table-cell office:value-type="string">
            <text:p>39-43h</text:p>
          </table:table-cell>
          <table:table-cell office:value-type="string">
            <text:p>43-48h</text:p>
          </table:table-cell>
          <table:table-cell office:value-type="string">
            <text:p>&gt;48</text:p>
          </table:table-cell>
        </table:table-row>
      </table:table>
      <table:table>
        <table:table-column table:number-columns-repeated="6"/>
        <table:table-row>
          <table:table-cell office:value-type="string">
            <text:p>W35</text:p>
          </table:table-cell>
          <table:table-cell office:value-type="string">
            <text:p>du lundi 30 août 2010 0h au lundi 6 septem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36</text:p>
          </table:table-cell>
          <table:table-cell office:value-type="string">
            <text:p>du lundi 6 septembre 2010 0h au lundi 13 septem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37</text:p>
          </table:table-cell>
          <table:table-cell office:value-type="string">
            <text:p>du lundi 13 septembre 2010 0h au lundi 20 septem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38</text:p>
          </table:table-cell>
          <table:table-cell office:value-type="string">
            <text:p>du lundi 20 septembre 2010 0h au lundi 27 septem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tobr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où elles s'achèvent </text:p>
          </table:table-cell>
          <table:table-cell office:value-type="string">
            <text:p/>
          </table:table-cell>
        </table:table-row>
      </table:table>
      <text:p> </text:p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HEURES EFFECTUEES</text:p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num semaine</text:p>
          </table:table-cell>
          <table:table-cell office:value-type="string">
            <text:p>bornes</text:p>
          </table:table-cell>
          <table:table-cell office:value-type="string">
            <text:p>total hebdo</text:p>
          </table:table-cell>
          <table:table-cell office:value-type="string">
            <text:p>39-43h</text:p>
          </table:table-cell>
          <table:table-cell office:value-type="string">
            <text:p>43-48h</text:p>
          </table:table-cell>
          <table:table-cell office:value-type="string">
            <text:p>&gt;48</text:p>
          </table:table-cell>
        </table:table-row>
      </table:table>
      <table:table>
        <table:table-column table:number-columns-repeated="6"/>
        <table:table-row>
          <table:table-cell office:value-type="string">
            <text:p>W39</text:p>
          </table:table-cell>
          <table:table-cell office:value-type="string">
            <text:p>du lundi 27 septembre 2010 0h au lundi 4 octo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40</text:p>
          </table:table-cell>
          <table:table-cell office:value-type="string">
            <text:p>du lundi 4 octobre 2010 0h au lundi 11 octo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41</text:p>
          </table:table-cell>
          <table:table-cell office:value-type="string">
            <text:p>du lundi 11 octobre 2010 0h au lundi 18 octo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42</text:p>
          </table:table-cell>
          <table:table-cell office:value-type="string">
            <text:p>du lundi 18 octobre 2010 0h au lundi 25 octo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43</text:p>
          </table:table-cell>
          <table:table-cell office:value-type="string">
            <text:p>du lundi 25 octobre 2010 0h au lundi 1 novem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vembr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où elles s'achèvent </text:p>
          </table:table-cell>
          <table:table-cell office:value-type="string">
            <text:p/>
          </table:table-cell>
        </table:table-row>
      </table:table>
      <text:p> </text:p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HEURES EFFECTUEES</text:p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num semaine</text:p>
          </table:table-cell>
          <table:table-cell office:value-type="string">
            <text:p>bornes</text:p>
          </table:table-cell>
          <table:table-cell office:value-type="string">
            <text:p>total hebdo</text:p>
          </table:table-cell>
          <table:table-cell office:value-type="string">
            <text:p>39-43h</text:p>
          </table:table-cell>
          <table:table-cell office:value-type="string">
            <text:p>43-48h</text:p>
          </table:table-cell>
          <table:table-cell office:value-type="string">
            <text:p>&gt;48</text:p>
          </table:table-cell>
        </table:table-row>
      </table:table>
      <table:table>
        <table:table-column table:number-columns-repeated="6"/>
        <table:table-row>
          <table:table-cell office:value-type="string">
            <text:p>W44</text:p>
          </table:table-cell>
          <table:table-cell office:value-type="string">
            <text:p>du lundi 1 novembre 2010 0h au lundi 8 novem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45</text:p>
          </table:table-cell>
          <table:table-cell office:value-type="string">
            <text:p>du lundi 8 novembre 2010 0h au lundi 15 novem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46</text:p>
          </table:table-cell>
          <table:table-cell office:value-type="string">
            <text:p>du lundi 15 novembre 2010 0h au lundi 22 novem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47</text:p>
          </table:table-cell>
          <table:table-cell office:value-type="string">
            <text:p>du lundi 22 novembre 2010 0h au lundi 29 novem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Demande de rappel sur heures supplémentaires rattachées au mois d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écembr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 l'anné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numéros de semaines sont celles de la norme iso8601.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es semaines sont rattachées au mois où elles s'achèvent </text:p>
          </table:table-cell>
          <table:table-cell office:value-type="string">
            <text:p/>
          </table:table-cell>
        </table:table-row>
      </table:table>
      <text:p> </text:p>
      <text:p> </text:p>
      <table:table>
        <table:table-column table:number-columns-repeated="3"/>
        <table:table-row>
          <table:table-cell office:value-type="string">
            <text:p/>
          </table:table-cell>
          <table:table-cell office:value-type="string">
            <text:p>HEURES EFFECTUEES</text:p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num semaine</text:p>
          </table:table-cell>
          <table:table-cell office:value-type="string">
            <text:p>bornes</text:p>
          </table:table-cell>
          <table:table-cell office:value-type="string">
            <text:p>total hebdo</text:p>
          </table:table-cell>
          <table:table-cell office:value-type="string">
            <text:p>39-43h</text:p>
          </table:table-cell>
          <table:table-cell office:value-type="string">
            <text:p>43-48h</text:p>
          </table:table-cell>
          <table:table-cell office:value-type="string">
            <text:p>&gt;48</text:p>
          </table:table-cell>
        </table:table-row>
      </table:table>
      <table:table>
        <table:table-column table:number-columns-repeated="6"/>
        <table:table-row>
          <table:table-cell office:value-type="string">
            <text:p>W48</text:p>
          </table:table-cell>
          <table:table-cell office:value-type="string">
            <text:p>du lundi 29 novembre 2010 0h au lundi 6 décem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49</text:p>
          </table:table-cell>
          <table:table-cell office:value-type="string">
            <text:p>du lundi 6 décembre 2010 0h au lundi 13 décem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50</text:p>
          </table:table-cell>
          <table:table-cell office:value-type="string">
            <text:p>du lundi 13 décembre 2010 0h au lundi 20 décem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>
        <table:table-column table:number-columns-repeated="6"/>
        <table:table-row>
          <table:table-cell office:value-type="string">
            <text:p>W51</text:p>
          </table:table-cell>
          <table:table-cell office:value-type="string">
            <text:p>du lundi 20 décembre 2010 0h au lundi 27 décembre 2010 0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 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4</meta:generator>
  </office:meta>
</office:document-meta>
</file>